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Quotations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The Gloomsworn Crone</text:span><text:line-break/><text:span text:style-name="Emphasis">Witch. Hermit. Scholar. Possibly undead. Also makes a mean blueberry pie.</text:span></text:p>
      <text:p text:style-name="Horizontal_20_Line"/>
      <text:h text:style-name="Heading_20_3" text:outline-level="3">🧙 <text:span text:style-name="Strong_20_Emphasis">Overview:</text:span></text:h>
      <text:p text:style-name="Text_20_body">Morbalia is an ancient and terrifying figure to outsiders—<text:span text:style-name="Strong_20_Emphasis">a legendary witch</text:span> who resides in a remote, fog-covered part of the world. She’s known for her cryptic riddles, eerie presence, and cold, soul-piercing gaze.</text:p>
      <text:p text:style-name="Text_20_body">But when Celestina arrives, all that terrifying posturing immediately crumbles into <text:span text:style-name="Strong_20_Emphasis">a bubbly, doting, overjoyed grandma energy</text:span>. To Morbalia, Celestina is her precious, weird, wonderful granddaughter-figure… and <text:span text:style-name="Emphasis">absolutely nothing else matters.</text:span></text:p>
      <text:p text:style-name="Horizontal_20_Line"/>
      <text:h text:style-name="Heading_20_3" text:outline-level="3">🪄 <text:span text:style-name="Strong_20_Emphasis">Personality Split:</text:span></text:h>
      <text:h text:style-name="Heading_20_4" text:outline-level="4">👻 To Most People:</text:h>
      <text:list text:style-name="L1">
        <text:list-item>
          <text:p text:style-name="P1">Speaks in cryptic rhymes or grim poetic riddles</text:p>
        </text:list-item>
        <text:list-item>
          <text:p text:style-name="P1">Uses intimidating phrases like:</text:p>
          <text:p text:style-name="P2">“Ah, the stench of fate clings to you... like rotting lilacs in winter.”</text:p>
        </text:list-item>
        <text:list-item>
          <text:p text:style-name="P1">Looms ominously in conversation</text:p>
        </text:list-item>
        <text:list-item>
          <text:p text:style-name="P1">Threatens people with curses and forgets to explain she’s joking</text:p>
        </text:list-item>
      </text:list>
      <text:h text:style-name="Heading_20_4" text:outline-level="4">👵 To Celestina:</text:h>
      <text:list text:style-name="L2">
        <text:list-item>
          <text:p text:style-name="P3">Voice rises two octaves</text:p>
        </text:list-item>
        <text:list-item>
          <text:p text:style-name="P3">Gives unsolicited hugs (somehow)</text:p>
        </text:list-item>
        <text:list-item>
          <text:p text:style-name="P3">Uses pet names like “my little fungus blossom” or “hexling”</text:p>
        </text:list-item>
        <text:list-item>
          <text:p text:style-name="P3">Cooks weird magical treats and fusses over Celestina’s diet and posture</text:p>
        </text:list-item>
        <text:list-item>
          <text:p text:style-name="P3">Forgets all gloom theatrics and becomes genuinely giddy</text:p>
        </text:list-item>
      </text:list>
      <text:p text:style-name="Horizontal_20_Line"/>
      <text:h text:style-name="Heading_20_3" text:outline-level="3">🧪 <text:span text:style-name="Strong_20_Emphasis">Backstory:</text:span></text:h>
      <text:list text:style-name="L3">
        <text:list-item>
          <text:p text:style-name="P4">Once a powerful mage, Morbalia abandoned the magical academies after they mocked her for delving into “emotionally charged hexwork.”</text:p>
        </text:list-item>
        <text:list-item>
          <text:p text:style-name="P4">She retreated into the mists and took up a solitary life—but maintained a deep curiosity for unconventional magic.</text:p>
        </text:list-item>
        <text:list-item>
          <text:p text:style-name="P4"><text:soft-page-break/>When she discovered Celestina’s natural talent for curses and cheerful disposition toward dark arts, she <text:span text:style-name="Strong_20_Emphasis">took her in as an apprentice.</text:span></text:p>
        </text:list-item>
        <text:list-item>
          <text:p text:style-name="P4">She taught Celestina both the theoretical and emotional nature of curses—"Because if you curse someone without feeling it, what’s the <text:span text:style-name="Emphasis">point</text:span>, darling?"</text:p>
        </text:list-item>
      </text:list>
      <text:p text:style-name="Horizontal_20_Line"/>
      <text:h text:style-name="Heading_20_3" text:outline-level="3">🎭 <text:span text:style-name="Strong_20_Emphasis">Use in Game:</text:span></text:h>
      <text:list text:style-name="L4">
        <text:list-item>
          <text:p text:style-name="P5">Lives in a spooky node shrouded in fog. First-time players get spooky witch treatment.</text:p>
        </text:list-item>
        <text:list-item>
          <text:p text:style-name="P5">Gives cryptic warnings and magical analysis of the world.</text:p>
        </text:list-item>
        <text:list-item>
          <text:p text:style-name="P5"><text:span text:style-name="Strong_20_Emphasis">Has a unique cutscene if Celestina is in the party</text:span>, where her mood instantly flips.</text:p>
        </text:list-item>
        <text:list-item>
          <text:p text:style-name="P5">May provide special combat passive cards or unique curse-enhancing items.</text:p>
        </text:list-item>
        <text:list-item>
          <text:p text:style-name="P5">Could be involved in a personal questline for Celestina (e.g., finding lost grimoires, dealing with former rivals, etc.)</text:p>
        </text:list-item>
      </text:list>
      <text:p text:style-name="Horizontal_20_Line"/>
      <text:h text:style-name="Heading_20_3" text:outline-level="3">🧾 <text:span text:style-name="Strong_20_Emphasis">Sample Dialogue Snippets:</text:span></text:h>
      <text:p text:style-name="Text_20_body"><text:span text:style-name="Strong_20_Emphasis">To a normal heroine:</text:span></text:p>
      <text:p text:style-name="Quotations">"The bones of stars whisper your folly… I smell blood on your intentions."</text:p>
      <text:p text:style-name="Text_20_body"><text:span text:style-name="Strong_20_Emphasis">To Celestina:</text:span></text:p>
      <text:p text:style-name="Quotations">"Ohhhh my little mushroom dumpling! Look at you! Have you been brushing your hair with that arcane fork again? You look <text:span text:style-name="Emphasis">adorable.</text:span>"</text:p>
      <text:p text:style-name="Text_20_body"><text:span text:style-name="Strong_20_Emphasis">Threatening NPCs:</text:span></text:p>
      <text:p text:style-name="Quotations">“Your blood will boil inwards and you’ll sneeze your name backward for a week.”<text:line-break/>(Later, whispers to Celestina)<text:line-break/>“...That one’s not real, but don’t tell him. I just like watching ‘em panic.”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04T15:14:53.089101425</meta:creation-date>
    <dc:date>2025-07-04T15:15:17.544663717</dc:date>
    <meta:editing-duration>PT25S</meta:editing-duration>
    <meta:editing-cycles>1</meta:editing-cycles>
    <meta:document-statistic meta:table-count="0" meta:image-count="0" meta:object-count="0" meta:page-count="2" meta:paragraph-count="35" meta:word-count="419" meta:character-count="2562" meta:non-whitespace-character-count="2200"/>
    <meta:generator>LibreOffice/25.2.4.3$Linux_X86_64 LibreOffice_project/520$Build-3</meta:generator>
  </office:meta>
</office:document-meta>
</file>